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orServerFactoryBeanTests.noRegisterWithMBean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nectorServerFactoryBeanTests.registerWithMBean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nectorServerFactoryBeanTests.startupWithLocated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nectorServerFactoryBeanTests.checkServerConnection( MBeanServer hosted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nectorServerFactoryBeanTests.startupWithSupplied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